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officeooo:rsid="000f10c8" officeooo:paragraph-rsid="000f10c8"/>
    </style:style>
    <style:style style:name="P8" style:family="paragraph" style:parent-style-name="Heading_20_1">
      <style:text-properties officeooo:rsid="0006fb85" officeooo:paragraph-rsid="0006fb85"/>
    </style:style>
    <style:style style:name="P9" style:family="paragraph" style:parent-style-name="Heading_20_2">
      <style:text-properties officeooo:rsid="00086a6f" officeooo:paragraph-rsid="00086a6f"/>
    </style:style>
    <style:style style:name="P10" style:family="paragraph" style:parent-style-name="Heading_20_2">
      <style:text-properties officeooo:rsid="000a38ff" officeooo:paragraph-rsid="000a38ff"/>
    </style:style>
    <style:style style:name="P11" style:family="paragraph" style:parent-style-name="Heading_20_3">
      <style:text-properties officeooo:rsid="00086a6f" officeooo:paragraph-rsid="00086a6f"/>
    </style:style>
    <style:style style:name="P12" style:family="paragraph" style:parent-style-name="Heading_20_3">
      <style:text-properties officeooo:rsid="0016dbe3" officeooo:paragraph-rsid="0016dbe3"/>
    </style:style>
    <style:style style:name="P13" style:family="paragraph" style:parent-style-name="Heading_20_3">
      <style:text-properties officeooo:rsid="000a38ff" officeooo:paragraph-rsid="000a38ff"/>
    </style:style>
    <style:style style:name="P14" style:family="paragraph" style:parent-style-name="Heading_20_3">
      <style:text-properties officeooo:rsid="000a38ff" officeooo:paragraph-rsid="000a642c"/>
    </style:style>
    <style:style style:name="P15" style:family="paragraph" style:parent-style-name="Heading_20_3">
      <style:text-properties officeooo:rsid="000a38ff" officeooo:paragraph-rsid="000c2168"/>
    </style:style>
    <style:style style:name="P16" style:family="paragraph" style:parent-style-name="Heading_20_3">
      <style:text-properties officeooo:rsid="000a38ff" officeooo:paragraph-rsid="000eb891"/>
    </style:style>
    <style:style style:name="P17" style:family="paragraph" style:parent-style-name="Heading_20_3">
      <style:text-properties officeooo:rsid="000a38ff" officeooo:paragraph-rsid="000f10c8"/>
    </style:style>
    <style:style style:name="P18" style:family="paragraph" style:parent-style-name="Heading_20_3">
      <style:text-properties style:text-underline-style="none" officeooo:rsid="000a38ff" officeooo:paragraph-rsid="00191dea"/>
    </style:style>
    <style:style style:name="P19" style:family="paragraph" style:parent-style-name="Heading_20_3">
      <style:text-properties officeooo:rsid="001af488" officeooo:paragraph-rsid="001af488"/>
    </style:style>
    <style:style style:name="P20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21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22" style:family="paragraph" style:parent-style-name="Text_20_body">
      <style:text-properties officeooo:rsid="001c06ec" officeooo:paragraph-rsid="001c06ec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fo:font-weight="bold" officeooo:rsid="00120850" style:font-weight-asian="bold" style:font-weight-complex="bold"/>
    </style:style>
    <style:style style:name="T19" style:family="text">
      <style:text-properties fo:font-weight="bold" officeooo:rsid="00191dea" style:font-weight-asian="bold" style:font-weight-complex="bol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120850"/>
    </style:style>
    <style:style style:name="T22" style:family="text">
      <style:text-properties style:text-underline-style="none" officeooo:rsid="001abaa7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f9bf0" style:font-weight-asian="normal" style:font-weight-complex="normal"/>
    </style:style>
    <style:style style:name="T25" style:family="text">
      <style:text-properties fo:font-weight="normal" officeooo:rsid="001fc682" style:font-weight-asian="normal" style:font-weight-complex="normal"/>
    </style:style>
    <style:style style:name="T26" style:family="text">
      <style:text-properties fo:font-weight="normal" officeooo:rsid="001ff0b1" style:font-weight-asian="normal" style:font-weight-complex="normal"/>
    </style:style>
    <style:style style:name="T27" style:family="text">
      <style:text-properties fo:font-weight="normal" officeooo:rsid="0020541f" style:font-weight-asian="normal" style:font-weight-complex="normal"/>
    </style:style>
    <style:style style:name="T28" style:family="text">
      <style:text-properties fo:font-weight="normal" officeooo:rsid="002183a4" style:font-weight-asian="normal" style:font-weight-complex="normal"/>
    </style:style>
    <style:style style:name="T29" style:family="text">
      <style:text-properties officeooo:rsid="001d9f24"/>
    </style:style>
    <style:style style:name="T30" style:family="text">
      <style:text-properties officeooo:rsid="001f81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Site web</text:h>
      <text:h text:style-name="P9" text:outline-level="2">Catégories :</text:h>
      <text:h text:style-name="P11" text:outline-level="3">Home :</text:h>
      <text:p text:style-name="P22">Fichier index.html. <text:span text:style-name="T29">News du site. </text:span><text:span text:style-name="T30">Guidage.</text:span></text:p>
      <text:h text:style-name="P11" text:outline-level="3">Présentation :</text:h>
      <text:h text:style-name="P11" text:outline-level="3">Youtube :</text:h>
      <text:h text:style-name="P11" text:outline-level="3">Projets :</text:h>
      <text:h text:style-name="P11" text:outline-level="3">Références :</text:h>
      <text:h text:style-name="P10" text:outline-level="2">Commits :</text:h>
      <text:h text:style-name="P12" text:outline-level="3">Règles :</text:h>
      <text:p text:style-name="P5">Nom des commits : « Nom Version-Sous version »</text:p>
      <text:p text:style-name="P5">Texte souligné : raison du changement de sous-version</text:p>
      <text:p text:style-name="P5">Texte gras : raison du changement de version</text:p>
      <text:p text:style-name="P5">Texte gras et souligné : raison du changement de nom</text:p>
      <text:h text:style-name="P13" text:outline-level="3">Commit « Image de construction 1-1 » :</text:h>
      <text:p text:style-name="P1"><text:span text:style-name="T15">Création du site</text:span> (texte pour dire que le site est en construction).</text:p>
      <text:h text:style-name="P13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13" text:outline-level="3">Commit « Image de construction 1-3 » :</text:h>
      <text:p text:style-name="P6">Ajout d’une partie spéciale pour le contenu du site.</text:p>
      <text:h text:style-name="P14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15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16" text:outline-level="3"><text:soft-page-break/>Commit « Image de construction 1-<text:span text:style-name="T2">5-</text:span><text:span text:style-name="T4">1</text:span> » :</text:h>
      <text:p text:style-name="P4">Amélioration de (Site web.odt).</text:p>
      <text:h text:style-name="P17" text:outline-level="3">Commit « <text:span text:style-name="T7">Site web</text:span> 1-<text:span text:style-name="T6">1</text:span> » :</text:h>
      <text:p text:style-name="P7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18" text:outline-level="3"><text:span text:style-name="T18">Commit « </text:span><text:span text:style-name="T7">Site web</text:span><text:span text:style-name="T18"> 1-</text:span><text:span text:style-name="T19">2</text:span><text:span text:style-name="T18"> » :</text:span></text:h>
      <text:p text:style-name="P20"><text:span text:style-name="T21">A</text:span><text:span text:style-name="T20">mélioration des boutons. </text:span><text:span text:style-name="T9">Supression de programme.js, ajout des </text:span><text:span text:style-name="T17">balises</text:span><text:span text:style-name="T9"> script à la place.</text:span><text:span text:style-name="T20"> </text:span><text:span text:style-name="T22">Ajout de commentaires.</text:span></text:p>
      <text:h text:style-name="P19" text:outline-level="3">Commit « Site web 2-1 » :</text:h>
      <text:p text:style-name="P21">Ajout des pages html présentation, youtube, projets et référence. <text:span text:style-name="T23">Accessible avec les boutons. </text:span><text:span text:style-name="T24">Modification de la page home et du css (ajout des news). </text:span><text:span text:style-name="T25">Ajout de commentaires dans le css </text:span><text:span text:style-name="T26">et dans le html (pour ordonner les news)</text:span><text:span text:style-name="T25">. </text:span><text:span text:style-name="T27">Ajout de newsstyle.css </text:span><text:span text:style-name="T28">pour les styles des news</text:span><text:span text:style-name="T27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0T21:37:17.123000000</dc:date>
    <meta:editing-duration>PT5H34M44S</meta:editing-duration>
    <meta:editing-cycles>27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32" meta:word-count="288" meta:character-count="1623" meta:non-whitespace-character-count="1367"/>
  </office:meta>
</office:document-meta>
</file>